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2.912cm" fo:margin-left="0cm" fo:margin-right="-0.007cm" table:align="margins"/>
    </style:style>
    <style:style style:name="Table2.A" style:family="table-column">
      <style:table-column-properties style:column-width="2.408cm" style:rel-column-width="12220*"/>
    </style:style>
    <style:style style:name="Table2.B" style:family="table-column">
      <style:table-column-properties style:column-width="10.504cm" style:rel-column-width="53315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2.912cm" fo:margin-left="0cm" fo:margin-right="-0.007cm" table:align="margins"/>
    </style:style>
    <style:style style:name="Table1.A" style:family="table-column">
      <style:table-column-properties style:column-width="1.905cm" style:rel-column-width="9669*"/>
    </style:style>
    <style:style style:name="Table1.B" style:family="table-column">
      <style:table-column-properties style:column-width="11.007cm" style:rel-column-width="55866*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A4" style:family="table-cell">
      <style:table-cell-properties fo:padding="0cm" fo:border="none"/>
    </style:style>
    <style:style style:name="Table1.A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A14" style:family="table-cell">
      <style:table-cell-properties fo:padding="0cm" fo:border="none"/>
    </style:style>
    <style:style style:name="Table1.A16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P1" style:family="paragraph" style:parent-style-name="Standard">
      <style:paragraph-properties fo:margin-top="0.049cm" fo:margin-bottom="0.049cm" loext:contextual-spacing="false"/>
      <style:text-properties fo:font-size="9pt" style:font-size-asian="9pt" style:font-size-complex="9pt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officeooo:paragraph-rsid="000ae9b4"/>
    </style:style>
    <style:style style:name="P5" style:family="paragraph" style:parent-style-name="Table_20_Contents">
      <style:text-properties officeooo:paragraph-rsid="000c6230"/>
    </style:style>
    <style:style style:name="P6" style:family="paragraph" style:parent-style-name="Table_20_Contents">
      <style:text-properties officeooo:rsid="000c6230" officeooo:paragraph-rsid="000c6230"/>
    </style:style>
    <style:style style:name="P7" style:family="paragraph" style:parent-style-name="Table_20_Contents">
      <style:text-properties officeooo:rsid="000ae9b4"/>
    </style:style>
    <style:style style:name="P8" style:family="paragraph" style:parent-style-name="Annotation">
      <style:text-properties fo:font-weight="normal" style:font-weight-asian="normal" style:font-weight-complex="normal"/>
    </style:style>
    <style:style style:name="P9" style:family="paragraph" style:parent-style-name="Annotation">
      <style:text-properties officeooo:paragraph-rsid="000232b0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paragraph-rsid="000e3301" style:font-weight-asian="normal" style:font-weight-complex="normal"/>
    </style:style>
    <style:style style:name="P12" style:family="paragraph" style:parent-style-name="Standard">
      <style:text-properties officeooo:paragraph-rsid="000952b0"/>
    </style:style>
    <style:style style:name="P13" style:family="paragraph" style:parent-style-name="Standard">
      <style:text-properties officeooo:paragraph-rsid="000e3301"/>
    </style:style>
    <style:style style:name="P14" style:family="paragraph" style:parent-style-name="Standard">
      <style:text-properties officeooo:paragraph-rsid="000e5a4c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04c3e4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6af45"/>
    </style:style>
    <style:style style:name="P18" style:family="paragraph" style:parent-style-name="Table_20_Heading">
      <style:text-properties officeooo:paragraph-rsid="000c6230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fo:font-weight="normal" officeooo:rsid="000e5a4c" officeooo:paragraph-rsid="000e5a4c" style:font-weight-asian="normal" style:font-weight-complex="normal"/>
    </style:style>
    <style:style style:name="P21" style:family="paragraph" style:parent-style-name="Text_20_body">
      <style:text-properties fo:font-weight="normal" officeooo:rsid="000e5a4c" officeooo:paragraph-rsid="000f4267" style:font-weight-asian="normal" style:font-weight-complex="normal"/>
    </style:style>
    <style:style style:name="P22" style:family="paragraph" style:parent-style-name="Text_20_body">
      <style:text-properties fo:font-style="italic" fo:font-weight="normal" officeooo:rsid="000e5a4c" officeooo:paragraph-rsid="000e5a4c" style:font-style-asian="italic" style:font-weight-asian="normal" style:font-style-complex="italic" style:font-weight-complex="normal"/>
    </style:style>
    <style:style style:name="P23" style:family="paragraph" style:parent-style-name="Standard" style:master-page-name="First_20_Page">
      <style:paragraph-properties fo:margin-left="0cm" fo:margin-right="0cm" fo:margin-top="0cm" fo:margin-bottom="0.101cm" loext:contextual-spacing="false" fo:text-indent="0cm" style:auto-text-indent="false" style:page-number="auto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.049cm" fo:margin-bottom="0.049cm" loext:contextual-spacing="false"/>
      <style:text-properties officeooo:paragraph-rsid="001164a4"/>
    </style:style>
    <style:style style:name="P25" style:family="paragraph" style:parent-style-name="Standard">
      <style:text-properties officeooo:paragraph-rsid="001164a4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margin-left="0.199cm" fo:margin-right="0cm" fo:margin-top="0.319cm" fo:margin-bottom="0.21cm" loext:contextual-spacing="false" fo:text-indent="0cm" style:auto-text-indent="false"/>
    </style:style>
    <style:style style:name="P28" style:family="paragraph" style:parent-style-name="Heading_20_1">
      <style:paragraph-properties fo:break-before="column"/>
    </style:style>
    <style:style style:name="P29" style:family="paragraph" style:parent-style-name="Heading_20_1">
      <style:paragraph-properties fo:margin-top="0.499cm" fo:margin-bottom="0.199cm" loext:contextual-spacing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0013a"/>
    </style:style>
    <style:style style:name="P3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e330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0013a" style:font-size-asian="10pt" style:font-size-complex="10pt"/>
    </style:style>
    <style:style style:name="T3" style:family="text">
      <style:text-properties fo:font-size="10pt" officeooo:rsid="0006af45" style:font-size-asian="10pt" style:font-size-complex="10pt"/>
    </style:style>
    <style:style style:name="T4" style:family="text">
      <style:text-properties fo:font-size="10pt" officeooo:rsid="0008abdf" style:font-size-asian="10pt" style:font-size-complex="10pt"/>
    </style:style>
    <style:style style:name="T5" style:family="text">
      <style:text-properties fo:font-size="10pt" officeooo:rsid="000c6230" style:font-size-asian="10pt" style:font-size-complex="10pt"/>
    </style:style>
    <style:style style:name="T6" style:family="text">
      <style:text-properties fo:font-size="10pt" officeooo:rsid="000e3301" style:font-size-asian="10pt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ae9b4" style:font-size-asian="9pt" style:font-size-complex="9pt"/>
    </style:style>
    <style:style style:name="T9" style:family="text">
      <style:text-properties fo:font-size="9pt" officeooo:rsid="000ec808" style:font-size-asian="9pt" style:font-size-complex="9pt"/>
    </style:style>
    <style:style style:name="T10" style:family="text">
      <style:text-properties fo:font-size="9pt" officeooo:rsid="001164a4" style:font-size-asian="9pt" style:font-size-complex="9pt"/>
    </style:style>
    <style:style style:name="T11" style:family="text">
      <style:text-properties fo:font-size="9pt" fo:font-weight="bold" officeooo:rsid="000ec808" style:font-size-asian="9pt" style:font-weight-asian="bold" style:font-size-complex="9pt" style:font-weight-complex="bold"/>
    </style:style>
    <style:style style:name="T12" style:family="text">
      <style:text-properties fo:font-size="9pt" fo:font-weight="bold" officeooo:rsid="00107cf6" style:font-size-asian="9pt" style:font-weight-asian="bold" style:font-size-complex="9pt" style:font-weight-complex="bold"/>
    </style:style>
    <style:style style:name="T13" style:family="text">
      <style:text-properties fo:font-size="9pt" fo:font-weight="bold" officeooo:rsid="001164a4" style:font-size-asian="9pt" style:font-weight-asian="bold" style:font-size-complex="9pt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8abdf" style:font-weight-asian="normal" style:font-weight-complex="normal"/>
    </style:style>
    <style:style style:name="T18" style:family="text">
      <style:text-properties fo:font-weight="normal" officeooo:rsid="000952b0" style:font-weight-asian="normal" style:font-weight-complex="normal"/>
    </style:style>
    <style:style style:name="T19" style:family="text">
      <style:text-properties fo:font-weight="normal" officeooo:rsid="000e5a4c" style:font-weight-asian="normal" style:font-weight-complex="normal"/>
    </style:style>
    <style:style style:name="T20" style:family="text">
      <style:text-properties fo:font-weight="normal" officeooo:rsid="000e7871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e3301" style:font-weight-asian="bold" style:font-weight-complex="bold"/>
    </style:style>
    <style:style style:name="T23" style:family="text">
      <style:text-properties fo:font-weight="bold" officeooo:rsid="000e7871" style:font-weight-asian="bold" style:font-weight-complex="bold"/>
    </style:style>
    <style:style style:name="T24" style:family="text">
      <style:text-properties officeooo:rsid="0000013a"/>
    </style:style>
    <style:style style:name="T25" style:family="text">
      <style:text-properties officeooo:rsid="00004f32"/>
    </style:style>
    <style:style style:name="T26" style:family="text">
      <style:text-properties officeooo:rsid="000232b0"/>
    </style:style>
    <style:style style:name="T27" style:family="text">
      <style:text-properties officeooo:rsid="00034cfe"/>
    </style:style>
    <style:style style:name="T28" style:family="text">
      <style:text-properties officeooo:rsid="0004c3e4"/>
    </style:style>
    <style:style style:name="T29" style:family="text">
      <style:text-properties officeooo:rsid="0008abdf"/>
    </style:style>
    <style:style style:name="T30" style:family="text">
      <style:text-properties officeooo:rsid="000952b0"/>
    </style:style>
    <style:style style:name="T31" style:family="text">
      <style:text-properties officeooo:rsid="000ae9b4"/>
    </style:style>
    <style:style style:name="T32" style:family="text">
      <style:text-properties officeooo:rsid="000c6230"/>
    </style:style>
    <style:style style:name="T33" style:family="text">
      <style:text-properties officeooo:rsid="000e3301"/>
    </style:style>
    <style:style style:name="T34" style:family="text">
      <style:text-properties officeooo:rsid="000e5a4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0e7871"/>
    </style:style>
    <style:style style:name="T37" style:family="text">
      <style:text-properties officeooo:rsid="000f4267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draw:fill="solid" draw:fill-color="#e6e6e6" draw:opacity="100%" style:shadow="none" draw:shadow-opacity="100%" loext:rel-width-rel="paragraph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Oliver Doepner</text:p>
      <text:p text:style-name="P25"><text:span text:style-name="T7">Halifax, Nova Scotia</text:span></text:p>
      <text:p text:style-name="P25"><text:span text:style-name="T10">email: oldo [at] oldo.org</text:span></text:p>
      <text:p text:style-name="P24"><text:a xlink:type="simple" xlink:href="http://oldo.org/" text:style-name="Internet_20_link" text:visited-style-name="Visited_20_Internet_20_Link"><text:span text:style-name="T13">http://oldo.org/</text:span></text:a></text:p>
      <text:p text:style-name="P24"><text:a xlink:type="simple" xlink:href="https://odoepner.wordpress.com/" text:style-name="Internet_20_link" text:visited-style-name="Visited_20_Internet_20_Link"><text:span text:style-name="T9">https://odoepner.wordpress.com/</text:span></text:a></text:p>
      <text:p text:style-name="P1"><draw:frame draw:style-name="fr1" draw:name="Frame1" text:anchor-type="paragraph" svg:x="0cm" svg:y="0.27cm" svg:width="5.004cm" style:rel-width="87%" draw:z-index="0"><draw:text-box fo:min-height="20.131cm"><text:h text:style-name="P27" text:outline-level="1">IT Skills</text:h><text:list xml:id="list650432986" text:style-name="L1"><text:list-item><text:p text:style-name="P31"><text:span text:style-name="Strong_20_Emphasis"><text:span text:style-name="T1">Programming languages:</text:span></text:span><text:span text:style-name="T1"><text:line-break/>Expert </text:span><text:span text:style-name="T5">level</text:span><text:span text:style-name="T1">: Java, bash</text:span></text:p></text:list-item><text:list-item><text:p text:style-name="P32"><text:span text:style-name="Strong_20_Emphasis"><text:span text:style-name="T1">Web Technologies:</text:span></text:span><text:span text:style-name="T1"><text:line-break/>HTML</text:span><text:span text:style-name="T5">5</text:span><text:span text:style-name="T1">, CSS</text:span><text:span text:style-name="T5">3</text:span><text:span text:style-name="T1">, XML/XSL, </text:span><text:span text:style-name="T5">JQuery</text:span><text:span text:style-name="T1">, <text:s/>Servlets, JSF, </text:span><text:span text:style-name="T2">Spring Web Flow</text:span><text:span text:style-name="T1">, GWT, SVG, Unicode / i18n</text:span></text:p></text:list-item><text:list-item><text:p text:style-name="P31"><text:span text:style-name="Strong_20_Emphasis"><text:span text:style-name="T1">Java Technologies:</text:span></text:span><text:span text:style-name="T1"><text:line-break/>Java </text:span><text:span text:style-name="T6">6/7/</text:span><text:span text:style-name="T5">8</text:span><text:span text:style-name="T1">, JEE, Spring, Hibernate, JDBC, JMS, Java Mail, Swing, Web Services, </text:span><text:span text:style-name="T2">JAXB, JAXWS, </text:span><text:span text:style-name="T1">Ehcache, Log4J</text:span></text:p></text:list-item><text:list-item><text:p text:style-name="P31"><text:span text:style-name="Strong_20_Emphasis"><text:span text:style-name="T1">Software Engineering:</text:span></text:span><text:span text:style-name="T1"><text:line-break/>OOP / OOD, UML, Design Patterns, MVC, Refactoring, Test-Driven Development, Extreme Programming (XP), Agile / </text:span><text:span text:style-name="T2">Iterative m</text:span><text:span text:style-name="T1">ethods</text:span></text:p></text:list-item><text:list-item><text:p text:style-name="P31"><text:span text:style-name="Strong_20_Emphasis"><text:span text:style-name="T1">Project Management :</text:span></text:span><text:span text:style-name="T1"><text:line-break/></text:span><text:span text:style-name="T3">Confluence</text:span><text:span text:style-name="T1">, JIRA, Bugzilla, Aegis, OTRS, JSPWiki, MediaWiki</text:span></text:p></text:list-item><text:list-item><text:p text:style-name="P33"><text:span text:style-name="Strong_20_Emphasis"><text:span text:style-name="T1">Dev</text:span></text:span><text:span text:style-name="Strong_20_Emphasis"><text:span text:style-name="T2">elopment</text:span></text:span><text:span text:style-name="Strong_20_Emphasis"><text:span text:style-name="T1"> </text:span></text:span><text:span text:style-name="Strong_20_Emphasis"><text:span text:style-name="T2">Tools</text:span></text:span><text:span text:style-name="Strong_20_Emphasis"><text:span text:style-name="T1">:</text:span></text:span><text:span text:style-name="T1"><text:line-break/>IntelliJ, Eclipse, Netbeans, Vim, </text:span><text:span text:style-name="T2">Maven, </text:span><text:span text:style-name="T1">Ant, </text:span><text:span text:style-name="T6">Git, </text:span><text:span text:style-name="T1">S</text:span><text:span text:style-name="T2">VN</text:span><text:span text:style-name="T1">, </text:span><text:span text:style-name="T4">CVS, </text:span><text:span text:style-name="T1">Perforce,</text:span><text:span text:style-name="T2"> Teamcity,</text:span><text:span text:style-name="T1"> </text:span><text:span text:style-name="T2"><text:s/>Hudson/Jenkins, </text:span><text:span text:style-name="T6">Bamboo, </text:span><text:span text:style-name="T2">JUnit, HtmlUnit, Selenium</text:span></text:p></text:list-item><text:list-item><text:p text:style-name="P31"><text:span text:style-name="Strong_20_Emphasis"><text:span text:style-name="T1">Server</text:span></text:span><text:span text:style-name="Strong_20_Emphasis"><text:span text:style-name="T4">s</text:span></text:span><text:span text:style-name="Strong_20_Emphasis"><text:span text:style-name="T1"> / Databases:</text:span></text:span><text:span text:style-name="T1"><text:line-break/>Glassfish, Weblogic, JBoss, Tomcat, Jetty, Oracle, Postgres, MySQL, </text:span><text:span text:style-name="T6">MariaDB, </text:span><text:span text:style-name="T1">Apache Derby</text:span></text:p></text:list-item><text:list-item><text:p text:style-name="P31"><text:span text:style-name="Strong_20_Emphasis"><text:span text:style-name="T1">Operating Systems:</text:span></text:span><text:span text:style-name="T1"><text:line-break/>Debian GNU/Linux, Ubuntu OpenSolaris, MacOS X, Windows, Cygwin</text:span></text:p></text:list-item></text:list></draw:text-box></draw:frame></text:p>
      <text:p text:style-name="P1"/>
      <text:p text:style-name="P1"/>
      <text:p text:style-name="P1"/>
      <text:p text:style-name="Standard"/>
      <text:h text:style-name="Heading_20_1" text:outline-level="1"/>
      <text:h text:style-name="P28" text:outline-level="1">Professional Profile</text:h>
      <text:p text:style-name="P15">I am a Software Engineer and IT professional with a focus on <text:span text:style-name="T33">o</text:span>bject <text:span text:style-name="T33">o</text:span>riented <text:span text:style-name="T33">d</text:span>evelopment and <text:span text:style-name="T33">d</text:span>esign, preferrably using Java and Open Source components. </text:p>
      <text:p text:style-name="P16">My <text:a xlink:type="simple" xlink:href="http://oliver.doepner.net/skills.html" text:style-name="Internet_20_link" text:visited-style-name="Visited_20_Internet_20_Link">IT skills</text:a> are b<text:span text:style-name="T27">ased</text:span> on 20<text:span text:style-name="T28">+</text:span> years of hands-on programming experience, <text:a xlink:type="simple" xlink:href="http://oliver.doepner.net/positions.html" text:style-name="Internet_20_link" text:visited-style-name="Visited_20_Internet_20_Link">professional software development</text:a> since 1995 and a broad <text:a xlink:type="simple" xlink:href="http://oliver.doepner.net/education.html" text:style-name="Internet_20_link" text:visited-style-name="Visited_20_Internet_20_Link">academic background</text:a>. </text:p>
      <text:p text:style-name="P15">I <text:span text:style-name="T33">help</text:span> <text:span text:style-name="T27">teams to</text:span> <text:span text:style-name="T33">achieve </text:span>quality results and customer satisfaction through practices like <text:span text:style-name="T31">intention</text:span>-driven development, <text:span text:style-name="T27">continuous integration, frequent</text:span> code reviews <text:span text:style-name="T28">and</text:span> controlled refactoring.</text:p>
      <text:p text:style-name="P17"><text:span text:style-name="T27">I have </text:span><text:a xlink:type="simple" xlink:href="http://oliver.doepner.net/projects.html" text:style-name="Internet_20_link" text:visited-style-name="Visited_20_Internet_20_Link"><text:span text:style-name="T27">developed applications</text:span></text:a><text:span text:style-name="T27"> in domains like aerospace, internet services, oil &amp; gas, steel, postal services, finance, government and small businesses. </text:span></text:p>
      <text:h text:style-name="Heading_20_1" text:outline-level="1">Education and Studi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University of the Saarland, Germany</text:p>
            </table:table-cell>
            <table:covered-table-cell/>
          </table:table-row>
        </table:table-header-rows>
        <table:table-row>
          <table:table-cell table:style-name="Table2.A1" office:value-type="string">
            <text:p text:style-name="P2">1998-2002</text:p>
          </table:table-cell>
          <table:table-cell table:style-name="Table2.A1" office:value-type="string">
            <text:p text:style-name="P3"><text:span text:style-name="Emphasis"><text:span text:style-name="T14">State examination </text:span></text:span><text:span text:style-name="T14">in </text:span><text:a xlink:type="simple" xlink:href="http://www.math.uni-sb.de/" text:style-name="Internet_20_link" text:visited-style-name="Visited_20_Internet_20_Link"><text:span text:style-name="T14">Mathematics</text:span></text:a><text:span text:style-name="T14"> and </text:span><text:a xlink:type="simple" xlink:href="http://www.uni-saarland.de/fak4/fr41/germanistik/" text:style-name="Internet_20_link" text:visited-style-name="Visited_20_Internet_20_Link"><text:span text:style-name="T14">German</text:span></text:a></text:p>
          </table:table-cell>
        </table:table-row>
        <table:table-row>
          <table:table-cell table:style-name="Table2.A1" office:value-type="string">
            <text:p text:style-name="P2">1995-1998</text:p>
          </table:table-cell>
          <table:table-cell table:style-name="Table2.A1" office:value-type="string">
            <text:p text:style-name="P3"><text:span text:style-name="T16">Intermediate Diploma in </text:span><text:a xlink:type="simple" xlink:href="http://www.coli.uni-saarland.de/" text:style-name="Internet_20_link" text:visited-style-name="Visited_20_Internet_20_Link"><text:span text:style-name="T16">Computational Linguis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IBM Scientific Centre, Heidelberg, Germany</text:p>
          </table:table-cell>
          <table:covered-table-cell/>
        </table:table-row>
        <table:table-row>
          <table:table-cell table:style-name="Table2.A1" office:value-type="string">
            <text:p text:style-name="P2">Summer 1996</text:p>
          </table:table-cell>
          <table:table-cell table:style-name="Table2.A1" office:value-type="string">
            <text:p text:style-name="P2">Research project in Computer Assisted Language Learning (CALL)</text:p>
          </table:table-cell>
        </table:table-row>
        <table:table-row>
          <table:table-cell table:style-name="Table2.A1" table:number-columns-spanned="2" office:value-type="string">
            <text:p text:style-name="Table_20_Heading">University of Sussex, United Kingdom</text:p>
          </table:table-cell>
          <table:covered-table-cell/>
        </table:table-row>
        <table:table-row>
          <table:table-cell table:style-name="Table2.A1" office:value-type="string">
            <text:p text:style-name="P2">1994-1995</text:p>
          </table:table-cell>
          <table:table-cell table:style-name="Table2.A1" office:value-type="string">
            <text:p text:style-name="P3"><text:a xlink:type="simple" xlink:href="http://en.wikipedia.org/wiki/Erasmus_programme" text:style-name="Internet_20_link" text:visited-style-name="Visited_20_Internet_20_Link"><text:span text:style-name="T16">ERASMUS </text:span></text:a><text:span text:style-name="T16">scholar, Certificate in </text:span><text:a xlink:type="simple" xlink:href="http://www.sussex.ac.uk/maths/" text:style-name="Internet_20_link" text:visited-style-name="Visited_20_Internet_20_Link"><text:span text:style-name="T16">Maths</text:span></text:a><text:span text:style-name="T16"> &amp; </text:span><text:a xlink:type="simple" xlink:href="http://www.sussex.ac.uk/informatics/" text:style-name="Internet_20_link" text:visited-style-name="Visited_20_Internet_20_Link"><text:span text:style-name="T16">Informa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Technische Universität Darmstadt, Germany</text:p>
          </table:table-cell>
          <table:covered-table-cell/>
        </table:table-row>
        <table:table-row>
          <table:table-cell table:style-name="Table2.A1" office:value-type="string">
            <text:p text:style-name="P2">1991-1994</text:p>
          </table:table-cell>
          <table:table-cell table:style-name="Table2.A1" office:value-type="string">
            <text:p text:style-name="P3"><text:span text:style-name="Emphasis"><text:span text:style-name="T14">Intermediate Diploma</text:span></text:span><text:span text:style-name="T14"> in </text:span><text:a xlink:type="simple" xlink:href="http://www.mathematik.tu-darmstadt.de/" text:style-name="Internet_20_link" text:visited-style-name="Visited_20_Internet_20_Link"><text:span text:style-name="T14">Maths</text:span></text:a><text:span text:style-name="T14"> and </text:span><text:a xlink:type="simple" xlink:href="http://www.informatik.tu-darmstadt.de/" text:style-name="Internet_20_link" text:visited-style-name="Visited_20_Internet_20_Link"><text:span text:style-name="T14">Informatics</text:span></text:a></text:p>
          </table:table-cell>
        </table:table-row>
        <table:table-row>
          <table:table-cell table:style-name="Table2.A1" office:value-type="string">
            <text:p text:style-name="P2">1991-1993</text:p>
          </table:table-cell>
          <table:table-cell table:style-name="Table2.A1" office:value-type="string">
            <text:p text:style-name="P3"><text:span text:style-name="Emphasis"><text:span text:style-name="T14">Intermediate Examination </text:span></text:span><text:span text:style-name="T14">in </text:span><text:a xlink:type="simple" xlink:href="http://www.geschichte.tu-darmstadt.de/" text:style-name="Internet_20_link" text:visited-style-name="Visited_20_Internet_20_Link"><text:span text:style-name="T14">History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Claus-von-Stauffenberg Schule, Germany</text:p>
          </table:table-cell>
          <table:covered-table-cell/>
        </table:table-row>
        <table:table-row>
          <table:table-cell table:style-name="Table2.A1" office:value-type="string">
            <text:p text:style-name="P2">until 1990</text:p>
          </table:table-cell>
          <table:table-cell table:style-name="Table2.A1" office:value-type="string">
            <text:p text:style-name="P2"><text:span text:style-name="Emphasis"><text:span text:style-name="T15">High School Diploma,</text:span></text:span><text:span text:style-name="T15"> highest GPA of the school year</text:span></text:p>
          </table:table-cell>
        </table:table-row>
      </table:table>
      <text:h text:style-name="P29" text:outline-level="1">Work 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<text:span text:style-name="T32">IMP Solutions</text:span>, Halifax, Nova Scotia</text:p>
          </table:table-cell>
          <table:covered-table-cell/>
        </table:table-row>
        <table:table-row>
          <table:table-cell table:style-name="Table1.A16" office:value-type="string">
            <text:p text:style-name="P5">20<text:span text:style-name="T32">15</text:span>-now</text:p>
          </table:table-cell>
          <table:table-cell table:style-name="Table1.A1" office:value-type="string">
            <text:p text:style-name="P6">Software Developer: Helicopter Maintenance, Java, GWT, Hibernate</text:p>
          </table:table-cell>
        </table:table-row>
        <table:table-row>
          <table:table-cell table:style-name="Table1.A3" table:number-columns-spanned="2" office:value-type="string">
            <text:p text:style-name="P18">CGI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8-<text:span text:style-name="T32">2015</text:span></text:p>
          </table:table-cell>
          <table:table-cell table:style-name="Table1.A1" office:value-type="string">
            <text:p text:style-name="Table_20_Contents"><text:span text:style-name="T27">Senior Consultant / Software Engineer: </text:span>Enterprise Java systems</text:p>
          </table:table-cell>
        </table:table-row>
        <table:table-row>
          <table:table-cell table:style-name="Table1.A7" table:number-columns-spanned="2" office:value-type="string">
            <text:p text:style-name="Table_20_Heading">SupportSoft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7-2008</text:p>
          </table:table-cell>
          <table:table-cell table:style-name="Table1.A1" office:value-type="string">
            <text:p text:style-name="Table_20_Contents">Software Engineer: J2EE, JMS, Caching, W<text:span text:style-name="T31">eb Services</text:span>, <text:span text:style-name="T31">Unit testing</text:span></text:p>
          </table:table-cell>
        </table:table-row>
        <table:table-row>
          <table:table-cell table:style-name="Table1.A7" table:number-columns-spanned="2" office:value-type="string">
            <text:p text:style-name="Table_20_Heading">iKu Systemhaus AG, Saarbrücken</text:p>
          </table:table-cell>
          <table:covered-table-cell/>
        </table:table-row>
        <table:table-row>
          <table:table-cell table:style-name="Table1.A16" office:value-type="string">
            <text:p text:style-name="Table_20_Contents">2002-2004,<text:line-break/>2005-2006</text:p>
          </table:table-cell>
          <table:table-cell table:style-name="Table1.A1" office:value-type="string">
            <text:p text:style-name="P4">Software Engineer: Swing <text:span text:style-name="T31">and Web </text:span>client/server applications, <text:span text:style-name="T31">e</text:span>mail <text:span text:style-name="T31">security</text:span> <text:span text:style-name="T31">solutions, all stages of the software development life cycle</text:span> </text:p>
          </table:table-cell>
        </table:table-row>
        <table:table-row>
          <table:table-cell table:style-name="Table1.A1" table:number-columns-spanned="2" office:value-type="string">
            <text:p text:style-name="Table_20_Heading">University of the Saarland, Maths Teaching Library</text:p>
          </table:table-cell>
          <table:covered-table-cell/>
        </table:table-row>
        <table:table-row>
          <table:table-cell table:style-name="Table1.A16" office:value-type="string">
            <text:p text:style-name="Table_20_Contents">1999-2001</text:p>
          </table:table-cell>
          <table:table-cell table:style-name="Table1.A1" office:value-type="string">
            <text:p text:style-name="P7">Library Assistant, Linux admin, Java developer, online catalog search</text:p>
          </table:table-cell>
        </table:table-row>
        <table:table-row>
          <table:table-cell table:style-name="Table1.A1" table:number-columns-spanned="2" office:value-type="string">
            <text:p text:style-name="Table_20_Heading">i2c Systems, Bad Homburg</text:p>
          </table:table-cell>
          <table:covered-table-cell/>
        </table:table-row>
        <table:table-row>
          <table:table-cell table:style-name="Table1.A16" office:value-type="string">
            <text:p text:style-name="Table_20_Contents">2000</text:p>
          </table:table-cell>
          <table:table-cell table:style-name="Table1.A1" office:value-type="string">
            <text:p text:style-name="Table_20_Contents"><text:a xlink:type="simple" xlink:href="http://oliver.doepner.net/docs/mls-reqspec.html" text:style-name="Internet_20_link" text:visited-style-name="Visited_20_Internet_20_Link">Requiremen</text:a><text:a xlink:type="simple" xlink:href="http://oliver.doepner.net/docs/mls-reqspec.html" text:style-name="Internet_20_link" text:visited-style-name="Visited_20_Internet_20_Link"><text:span text:style-name="T31">ts</text:span></text:a> <text:span text:style-name="T31">and </text:span>Design for <text:span text:style-name="T31">m</text:span>ulti-<text:span text:style-name="T31">l</text:span>anguage J2EE applications </text:p>
          </table:table-cell>
        </table:table-row>
        <table:table-row>
          <table:table-cell table:style-name="Table1.A1" table:number-columns-spanned="2" office:value-type="string">
            <text:p text:style-name="Table_20_Heading">DFKI Saarbrücken, Language Technology Lab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6</text:p>
          </table:table-cell>
          <table:table-cell table:style-name="Table1.A1" office:value-type="string">
            <text:p text:style-name="Table_20_Contents">R<text:span text:style-name="T31">&amp;D</text:span> <text:span text:style-name="T31">assistant :</text:span> <text:span text:style-name="T31">Semantic data</text:span> extraction, Web <text:span text:style-name="T31">development</text:span></text:p>
          </table:table-cell>
        </table:table-row>
        <table:table-row>
          <table:table-cell table:style-name="Table1.A1" table:number-columns-spanned="2" office:value-type="string">
            <text:p text:style-name="Table_20_Heading">KfW Bankengruppe, Frankfurt/Main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9</text:p>
          </table:table-cell>
          <table:table-cell table:style-name="Table1.A1" office:value-type="string">
            <text:p text:style-name="Table_20_Contents"><text:span text:style-name="T32">Software Developer : </text:span>Object-<text:span text:style-name="T32">o</text:span>riented <text:span text:style-name="T32">user interfaces</text:span>, Oracle <text:span text:style-name="T32">DB</text:span>, C++ </text:p>
          </table:table-cell>
        </table:table-row>
        <table:table-row>
          <table:table-cell table:style-name="Table1.A1" table:number-columns-spanned="2" office:value-type="string">
            <text:p text:style-name="Table_20_Heading">Desktop Display Ltd., Brighton, UK</text:p>
          </table:table-cell>
          <table:covered-table-cell/>
        </table:table-row>
        <table:table-row>
          <table:table-cell table:style-name="Table1.A18" office:value-type="string">
            <text:p text:style-name="Table_20_Contents">1995</text:p>
          </table:table-cell>
          <table:table-cell table:style-name="Table1.A1" office:value-type="string">
            <text:p text:style-name="Table_20_Contents"><text:span text:style-name="T32">Internship as web developer</text:span> using NCSA webserver</text:p>
          </table:table-cell>
        </table:table-row>
      </table:table>
      <text:h text:style-name="P26" text:outline-level="1"/>
      <text:h text:style-name="P30" text:outline-level="1">Software Projects</text:h>
      <text:p text:style-name="P19">In all of these projects I worked as principal / core developer <text:span text:style-name="T24">or team lead</text:span>:</text:p>
      <text:p text:style-name="P21"><text:span text:style-name="T21">IMP Solutions – FMAS</text:span>: Fleet Management and Analytics System <text:span text:style-name="T37">for the </text:span>Canadian Search and Rescue helicopter<text:span text:style-name="T37">s</text:span></text:p>
      <text:p text:style-name="P21"><text:span text:style-name="T35">[ Java 7, Hibernate, Lucene, GWT, MariaDB, Tomcat, Intellij, SVN, Maven, Linux, Atlassian tools ]</text:span> </text:p>
      <text:p text:style-name="P20"><text:span text:style-name="T21">CGI - Capital Markets</text:span>: As a senior software engineer I worked for a large international investment bank on advanced Java features of complex systems and provided technical guidance to our developer teams in business domains like Clearing, Risk Management and Fixed Income.</text:p>
      <text:p text:style-name="P22">[ Java 7, JPA, Spring, Oracle, Coherence, Tibco, JMS, JGroups, Intellij, Maven, Jenkins, Nexus, Linux ]</text:p>
      <text:p text:style-name="P12"><text:span text:style-name="Strong_20_Emphasis"><text:span text:style-name="T33">CGI - Oil &amp; Gas</text:span></text:span><text:span text:style-name="Strong_20_Emphasis"> AMS</text:span><text:span text:style-name="T16">: </text:span><text:span text:style-name="T20">I was</text:span><text:span text:style-name="T16"> </text:span><text:span text:style-name="T20">the </text:span><text:span text:style-name="T17">S</text:span><text:span text:style-name="T16">enior Software Engineer </text:span><text:span text:style-name="T20">for our</text:span><text:span text:style-name="T16"> service delivery </text:span><text:span text:style-name="T18">to </text:span><text:span text:style-name="T30">a major Canadian oil &amp; gas company, maintaining 150+</text:span><text:span text:style-name="T17"> </text:span><text:span text:style-name="T16">Java </text:span><text:span text:style-name="T20">based web </text:span><text:span text:style-name="T16">applications, with a team of 5 - 10 Java Developers. </text:span></text:p>
      <text:p text:style-name="Annotation">[ Java 6, Tomcat 6, IntelliJ, Struts, JSP, GWT, Spring, Hibernate, iBatis, Ant, RMI, Confluence, JIRA, Bamboo <text:span text:style-name="T29">]</text:span></text:p>
      <text:p text:style-name="P10"><text:span text:style-name="Strong_20_Emphasis">CGI - Wealth Core Platform</text:span>: <text:span text:style-name="T36">During one of</text:span> the biggest <text:span text:style-name="T33">s</text:span>oftware project<text:span text:style-name="T24">s</text:span> at CG<text:span text:style-name="T24">I,</text:span> I <text:span text:style-name="T25">served as</text:span> Technical Lead for the UI layer, <text:span text:style-name="T36">building</text:span> a <text:span text:style-name="T36">custom </text:span>framework, <text:span text:style-name="T36">coordinating</text:span> <text:span text:style-name="T33">about</text:span> 10 developers across four CGI locations. </text:p>
      <text:p text:style-name="Annotation">[ J<text:span text:style-name="T24">ava</text:span> 6, Spring Web Flow, JSF 1.2 / Facelets, Tomcat 6, Spring, JAXB, JUnit, Eclipse, Maven, Hudson/<text:span text:style-name="T24">Jenkins</text:span> , SVN ] </text:p>
      <text:p text:style-name="P11"><text:span text:style-name="Strong_20_Emphasis"><text:span text:style-name="T33">CGI - </text:span></text:span><text:span text:style-name="Strong_20_Emphasis">Canada Post - BDT</text:span>: <text:span text:style-name="T34">Business tool </text:span>that prints all paperwor<text:span text:style-name="T33">k and</text:span> automates the shipping process. </text:p>
      <text:p text:style-name="P9">[ <text:span text:style-name="T26">Java 5, </text:span>Spring, XML/XSL, XSL-FO, Apache FOP, TestNG, PdfBox, Weblogic, IntelliJ IDEA, <text:span text:style-name="T26">Maven, SVN </text:span><text:s/>] </text:p>
      <text:p text:style-name="Standard"><text:span text:style-name="T22">SupportSoft - </text:span><text:span text:style-name="T21">ServiceGateway</text:span><text:span text:style-name="T16">: </text:span><text:span text:style-name="T19">R</text:span>emote management of home network <text:span text:style-name="T33">device</text:span>s <text:span text:style-name="T34">using </text:span>TR-069</text:p>
      <text:p text:style-name="P8">[ <text:span text:style-name="T26">J2EE, </text:span>Weblogic, JBoss, EJB, JMS, Web Services (XFire), EhCache, Oracle 10g, <text:span text:style-name="T26">Perforce, Adobe Flex</text:span> ]</text:p>
      <text:p text:style-name="Standard"><text:span text:style-name="T22">iKu - </text:span><text:span text:style-name="T21">SPONTS</text:span>: <text:span text:style-name="T33">A Java</text:span> <text:span text:style-name="T34">based </text:span>SMTP, POP3 and IMAP proxy that provides mailserver security features.</text:p>
      <text:p text:style-name="Annotation">[ <text:span text:style-name="T26">Java, </text:span>SMTP/S, POP3/S, IMAP/S, Apache Tomcat, Hibernate, Apache Derby, I18n, <text:span text:style-name="T26">Embedded Linux</text:span> ]</text:p>
      <text:p text:style-name="P14"><text:span text:style-name="T22">iKu - </text:span><text:span text:style-name="T21">LI Inspektor</text:span>: Lawful Interception (LI) <text:span text:style-name="T34">testing tool </text:span>for the German Federal Network Agency</text:p>
      <text:p text:style-name="Annotation">[ <text:span text:style-name="T26">Java, </text:span>JSF/MyFaces, Hibernate, JavaMail, Apache FTP, POP3/S, IMAP/S, SMTP/S ]</text:p>
      <text:p text:style-name="P14"><text:span text:style-name="T22">iKu - </text:span><text:span text:style-name="T21">Bodward</text:span>: An <text:s/>email monitoring store that plugs into Lawful Interception solutions</text:p>
      <text:p text:style-name="Annotation">[ <text:span text:style-name="T26">Java, </text:span>Apache FTP <text:span text:style-name="T26">API</text:span>, Java RMI, TCP networking, Hibernate, Apache Derby, dom4j ]</text:p>
      <text:p text:style-name="P14"><text:span text:style-name="T22">iKu - </text:span><text:span text:style-name="T21">emVisu</text:span>: <text:span text:style-name="T34">V</text:span>isualize<text:span text:style-name="T34">s</text:span> heavy plate temperatures for <text:span text:style-name="T34">the </text:span>steel manufacturer Dillinger Hütte GTS</text:p>
      <text:p text:style-name="Annotation">[ Java Swing, Custom Swing Widgets / LayoutManager, RMI, JMS, JDBC, MySQL ]</text:p>
      <text:p text:style-name="P13"><text:span text:style-name="T22">iKu - </text:span><text:span text:style-name="T21">AutoCool</text:span>: <text:span text:style-name="T34">C</text:span>ooling plans visualization and process control for Dillinger Hütte GTS</text:p>
      <text:p text:style-name="Annotation">[ Java Swing, Input Validation Framework, DAO Pattern, JDBC, MySQL ]</text:p>
      <text:p text:style-name="P13"><text:span text:style-name="T22">iKu - </text:span><text:span text:style-name="T21">HSA Control</text:span>: <text:span text:style-name="T34">S</text:span>teel plate branding machine <text:span text:style-name="T34">control UI </text:span>for Dillinger Hütte GTS.</text:p>
      <text:p text:style-name="Annotation">[ Java Swing, JMS, RMI, Custom Datagram Protocol, C struct parsing ]</text:p>
      <text:p text:style-name="P13"><text:span text:style-name="T22">iKu - </text:span><text:span text:style-name="T21">Plakatdrucker</text:span>: A webshop for <text:span text:style-name="T34">customizable </text:span>print products</text:p>
      <text:p text:style-name="Annotation">[ Apache Tomcat, JSP Custom Tags, CSS, Apache FileUpload, JavaMail, JDBC ]</text:p>
      <text:p text:style-name="P13"><text:span text:style-name="T22">iKu - </text:span><text:span text:style-name="T21">IceWorld</text:span>: <text:span text:style-name="T34">Monitoring and configuration tool for the </text:span>N-TEC Icebox RAID system</text:p>
      <text:p text:style-name="Annotation">[ <text:span text:style-name="T26">Java, </text:span>Tomcat, JSP Custom Tags, CSS, RXTX/Comm, RMI, Java Swing, Swing DnD ]</text:p>
      <text:p text:style-name="P13"><text:span text:style-name="T22">iKu - </text:span><text:span text:style-name="T21">CashTrend</text:span>: <text:span text:style-name="T29">C</text:span>alculat<text:span text:style-name="T29">ion</text:span> and generat<text:span text:style-name="T29">ion of</text:span> financial OpenOffice documents based on customer data</text:p>
      <text:p text:style-name="Annotation">[ Java Swing, OpenOffice Java API, JDBC, MySQL ]</text:p>
      <text:p text:style-name="Standard"><text:span text:style-name="T21">MdBib</text:span>: Online Public Access Catalogue (OPAC) for <text:span text:style-name="T29">a</text:span> <text:span text:style-name="T29">l</text:span>ibrary of at the University of the Saarland.</text:p>
      <text:p text:style-name="Annotation">[ Apache Tomcat, Apache Jserv, Java Servlets, MySQL ]</text:p>
      <text:p text:style-name="Standard"><text:span text:style-name="T23">KfW - </text:span><text:span text:style-name="T21">Infrastrukt</text:span><text:span text:style-name="T23">ur</text:span>: Migration of the mainframe based IT of KfW Bankengruppe to a client/server infrastructure.</text:p>
      <text:p text:style-name="P8">[ OOD/OOP, Gupta/Centura, Win32 API, C++, IBM RS/6000, IBM IMS, Oracle DB 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text-indent="0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.199cm" fo:margin-bottom="0cm" loext:contextual-spacing="false" fo:text-align="start" style:justify-single-word="false" fo:text-indent="0cm" style:auto-text-indent="false" text:number-lines="false" text:line-number="0"/>
      <style:text-properties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nnotation" style:family="paragraph" style:parent-style-name="Standard" style:master-page-name="">
      <style:paragraph-properties fo:margin-top="0.199cm" fo:margin-bottom="0.3cm" loext:contextual-spacing="false" style:page-number="auto"/>
      <style:text-properties fo:font-size="9pt" fo:font-style="italic"/>
    </style:style>
    <style:style style:name="Reference_20_Email" style:display-name="Reference Email" style:family="paragraph" style:parent-style-name="Text_20_body">
      <style:paragraph-properties fo:margin-left="0cm" fo:margin-right="0cm" fo:margin-top="0.199cm" fo:margin-bottom="0.25cm" loext:contextual-spacing="false" fo:text-indent="0cm" style:auto-text-indent="false"/>
      <style:text-properties fo:font-size="8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2948*" fo:start-indent="0cm" fo:end-indent="0cm"/>
          <style:column style:rel-width="668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6-07-12T15:39:28</meta:creation-date>
    <dc:date>2020-11-19T00:12:00.434166616</dc:date>
    <meta:editing-cycles>73</meta:editing-cycles>
    <meta:editing-duration>P1DT10H58M21S</meta:editing-duration>
    <meta:document-statistic meta:table-count="2" meta:image-count="0" meta:object-count="0" meta:page-count="2" meta:paragraph-count="103" meta:word-count="1001" meta:character-count="6779" meta:non-whitespace-character-count="5871"/>
    <meta:user-defined meta:name="Info 1"/>
    <meta:user-defined meta:name="Info 2"/>
    <meta:user-defined meta:name="Info 3"/>
    <meta:user-defined meta:name="Info 4"/>
  </office:meta>
</office:document-meta>
</file>